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096cm"/>
    </style:style>
    <style:style style:name="co15" style:family="table-column">
      <style:table-column-properties fo:break-before="auto" style:column-width="11.183cm"/>
    </style:style>
    <style:style style:name="co16" style:family="table-column">
      <style:table-column-properties fo:break-before="auto" style:column-width="1.715cm"/>
    </style:style>
    <style:style style:name="co17" style:family="table-column">
      <style:table-column-properties fo:break-before="auto" style:column-width="6.934cm"/>
    </style:style>
    <style:style style:name="co18" style:family="table-column">
      <style:table-column-properties fo:break-before="auto" style:column-width="6.052cm"/>
    </style:style>
    <style:style style:name="co19" style:family="table-column">
      <style:table-column-properties fo:break-before="auto" style:column-width="9.601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4.729cm"/>
    </style:style>
    <style:style style:name="co9" style:family="table-column">
      <style:table-column-properties fo:break-before="auto" style:column-width="6.188cm"/>
    </style:style>
    <style:style style:name="co10" style:family="table-column">
      <style:table-column-properties fo:break-before="auto" style:column-width="3.552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7.571cm"/>
    </style:style>
    <style:style style:name="co13" style:family="table-column">
      <style:table-column-properties fo:break-before="auto" style:column-width="4.411cm"/>
    </style:style>
    <style:style style:name="co20" style:family="table-column">
      <style:table-column-properties fo:break-before="auto" style:column-width="3.274cm"/>
    </style:style>
    <style:style style:name="co21" style:family="table-column">
      <style:table-column-properties fo:break-before="auto" style:column-width="9.102cm"/>
    </style:style>
    <style:style style:name="co22" style:family="table-column">
      <style:table-column-properties fo:break-before="auto" style:column-width="5.577cm"/>
    </style:style>
    <style:style style:name="co23" style:family="table-column">
      <style:table-column-properties fo:break-before="auto" style:column-width="6.687cm"/>
    </style:style>
    <style:style style:name="co24" style:family="table-column">
      <style:table-column-properties fo:break-before="auto" style:column-width="7.595cm"/>
    </style:style>
    <style:style style:name="co25" style:family="table-column">
      <style:table-column-properties fo:break-before="auto" style:column-width="3.651cm"/>
    </style:style>
    <style:style style:name="co26" style:family="table-column">
      <style:table-column-properties fo:break-before="auto" style:column-width="5.906cm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4.764cm" fo:break-before="auto" style:use-optimal-row-height="false"/>
    </style:style>
    <style:style style:name="ro16" style:family="table-row">
      <style:table-row-properties style:row-height="4.791cm" fo:break-before="auto" style:use-optimal-row-height="false"/>
    </style:style>
    <style:style style:name="ro17" style:family="table-row">
      <style:table-row-properties style:row-height="1.395cm" fo:break-before="auto" style:use-optimal-row-height="false"/>
    </style:style>
    <style:style style:name="ro18" style:family="table-row">
      <style:table-row-properties style:row-height="5.001cm" fo:break-before="auto" style:use-optimal-row-height="false"/>
    </style:style>
    <style:style style:name="ro19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11" style:family="table-row">
      <style:table-row-properties style:row-height="3.053cm" fo:break-before="auto" style:use-optimal-row-height="false"/>
    </style:style>
    <style:style style:name="ro12" style:family="table-row">
      <style:table-row-properties style:row-height="3.184cm" fo:break-before="auto" style:use-optimal-row-height="false"/>
    </style:style>
    <style:style style:name="ro21" style:family="table-row">
      <style:table-row-properties style:row-height="1.614cm" fo:break-before="auto" style:use-optimal-row-height="false"/>
    </style:style>
    <style:style style:name="ro22" style:family="table-row">
      <style:table-row-properties style:row-height="2.805cm" fo:break-before="auto" style:use-optimal-row-height="false"/>
    </style:style>
    <style:style style:name="ro23" style:family="table-row">
      <style:table-row-properties style:row-height="2.54cm" fo:break-before="auto" style:use-optimal-row-height="false"/>
    </style:style>
    <style:style style:name="ro24" style:family="table-row">
      <style:table-row-properties style:row-height="1.164cm" fo:break-before="auto" style:use-optimal-row-height="false"/>
    </style:style>
    <style:style style:name="ro25" style:family="table-row">
      <style:table-row-properties style:row-height="1.429cm" fo:break-before="auto" style:use-optimal-row-height="false"/>
    </style:style>
    <style:style style:name="ro26" style:family="table-row">
      <style:table-row-properties style:row-height="0.9cm" fo:break-before="auto" style:use-optimal-row-height="false"/>
    </style:style>
    <style:style style:name="ro27" style:family="table-row">
      <style:table-row-properties style:row-height="4.128cm" fo:break-before="auto" style:use-optimal-row-height="false"/>
    </style:style>
    <style:style style:name="ro28" style:family="table-row">
      <style:table-row-properties style:row-height="1.773cm" fo:break-before="auto" style:use-optimal-row-height="false"/>
    </style:style>
    <style:style style:name="ro29" style:family="table-row">
      <style:table-row-properties style:row-height="1.217cm" fo:break-before="auto" style:use-optimal-row-height="false"/>
    </style:style>
    <style:style style:name="ro30" style:family="table-row">
      <style:table-row-properties style:row-height="1.323cm" fo:break-before="auto" style:use-optimal-row-height="false"/>
    </style:style>
    <style:style style:name="ro31" style:family="table-row">
      <style:table-row-properties style:row-height="2.196cm" fo:break-before="auto" style:use-optimal-row-height="false"/>
    </style:style>
    <style:style style:name="ro32" style:family="table-row">
      <style:table-row-properties style:row-height="2.884cm" fo:break-before="auto" style:use-optimal-row-height="false"/>
    </style:style>
    <style:style style:name="ro33" style:family="table-row">
      <style:table-row-properties style:row-height="1.561cm" fo:break-before="auto" style:use-optimal-row-height="false"/>
    </style:style>
    <style:style style:name="ro34" style:family="table-row">
      <style:table-row-properties style:row-height="1.905cm" fo:break-before="auto" style:use-optimal-row-height="false"/>
    </style:style>
    <style:style style:name="ro35" style:family="table-row">
      <style:table-row-properties style:row-height="1.931cm" fo:break-before="auto" style:use-optimal-row-height="false"/>
    </style:style>
    <style:style style:name="ro36" style:family="table-row">
      <style:table-row-properties style:row-height="0.953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0.979cm" fo:break-before="auto" style:use-optimal-row-height="false"/>
    </style:style>
    <style:style style:name="ro39" style:family="table-row">
      <style:table-row-properties style:row-height="0.82cm" fo:break-before="auto" style:use-optimal-row-height="false"/>
    </style:style>
    <style:style style:name="ro40" style:family="table-row">
      <style:table-row-properties style:row-height="2.381cm" fo:break-before="auto" style:use-optimal-row-height="false"/>
    </style:style>
    <style:style style:name="ta3" style:family="table" style:master-page-name="PageStyle_5f_КЭ_20_часть_20_1">
      <style:table-properties table:display="true" style:writing-mode="lr-tb"/>
    </style:style>
    <style:style style:name="ta2" style:family="table" style:master-page-name="PageStyle_5f_КЭ_20_часть_20_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8100" number:language="ru" number:country="RU">
      <number:text-content/>
    </number:text-style>
    <style:style style:name="ce33" style:family="table-cell" style:parent-style-name="Excel_20_Built-in_20_Normal">
      <style:table-cell-properties fo:background-color="#d0e0e3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d0e0e3"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tru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Excel_20_Built-in_20_Normal">
      <style:table-cell-properties fo:wrap-option="wrap" style:shrink-to-fit="true"/>
    </style:style>
    <style:style style:name="ce8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3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d0e0e3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d0e0e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fo:border-left="0.141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fo:border-left="0.141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d0e0e3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Excel_20_Built-in_20_Normal" style:data-style-name="N8100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Excel_20_Built-in_20_Normal" style:data-style-name="N8100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20_Built-in_20_Normal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ffe5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A1]))&gt;0)" style:apply-style-name="ConditionalStyle_5f_1" style:base-cell-address="'КЭ часть 1'.A1"/>
    </style:style>
    <style:style style:name="ce113" style:family="table-cell" style:parent-style-name="Excel_20_Built-in_20_Normal" style:data-style-name="N37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A1]))&gt;0)" style:apply-style-name="ConditionalStyle_5f_1" style:base-cell-address="'КЭ часть 1'.A1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38761d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 style:data-style-name="N37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Э часть 1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7" table:number-columns-repeated="1018" table:default-cell-style-name="Excel_20_Built-in_20_Normal"/>
        <table:table-row table:style-name="ro13">
          <table:table-cell table:style-name="ce33" office:value-type="string">
            <text:p>Группа проверок</text:p>
          </table:table-cell>
          <table:table-cell table:style-name="ce71" office:value-type="string">
            <text:p>Название класса</text:p>
          </table:table-cell>
          <table:table-cell table:style-name="ce71" office:value-type="string">
            <text:p>Границы</text:p>
          </table:table-cell>
          <table:table-cell table:style-name="ce71" office:value-type="string">
            <text:p>Тестовые данные внутри класса (содержимое поля)</text:p>
          </table:table-cell>
          <table:table-cell table:style-name="ce71" office:value-type="string">
            <text:p>Тестовые данные на границах (содержимое поля)</text:p>
          </table:table-cell>
          <table:table-cell table:style-name="ce71" office:value-type="string">
            <text:p>Пояснение и оптимизации</text:p>
          </table:table-cell>
          <table:table-cell table:style-name="ce93" table:number-columns-repeated="21"/>
          <table:table-cell table:number-columns-repeated="997"/>
        </table:table-row>
        <table:table-row table:style-name="ro14">
          <table:table-cell table:style-name="ce66" office:value-type="string" table:number-columns-spanned="1" table:number-rows-spanned="9">
            <text:p>Время начала поездки. Часы</text:p>
          </table:table-cell>
          <table:table-cell table:style-name="ce72" office:value-type="string">
            <text:p>Ввод числа от 0 до 9 в поле "Часы" <text:s/></text:p>
          </table:table-cell>
          <table:table-cell table:style-name="ce81" office:value-type="float" office:value="0.9">
            <text:p>0,9</text:p>
          </table:table-cell>
          <table:table-cell table:style-name="ce81" office:value-type="float" office:value="5">
            <text:p>5</text:p>
          </table:table-cell>
          <table:table-cell table:style-name="ce81" office:value-type="string">
            <text:p>-1,0,1, / <text:s/>8, 9, 10</text:p>
          </table:table-cell>
          <table:table-cell table:style-name="ce88" office:value-type="string">
            <text:p>10, 11 и 12 нет, так как идет проверка подставки 0 к однозначному числу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3" office:value-type="string">
            <text:p>Ввод числа от 10 до 23 в поле "Часы"</text:p>
          </table:table-cell>
          <table:table-cell table:style-name="ce82" office:value-type="string">
            <text:p>10,23</text:p>
          </table:table-cell>
          <table:table-cell table:style-name="ce83" office:value-type="float" office:value="15">
            <text:p>15</text:p>
          </table:table-cell>
          <table:table-cell table:style-name="ce83" office:value-type="string">
            <text:p>09, 10, 11, / <text:s/>22, 23, 24</text:p>
          </table:table-cell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4" office:value-type="string">
            <text:p>Ввод числа с символом между цифрами в поле "Часы" <text:s/>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1\3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любые буквы в поле "Часы" <text:s/></text:p>
          </table:table-cell>
          <table:table-cell table:style-name="ce84" office:value-type="string">
            <text:p>Набор</text:p>
          </table:table-cell>
          <table:table-cell table:style-name="ce84" office:value-type="string">
            <text:p>Sd</text:p>
          </table:table-cell>
          <table:table-cell table:style-name="ce84"/>
          <table:table-cell table:style-name="ce90" office:value-type="string">
            <text:p>Ошибка «Вы ввели некорректное время»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отрицательного числа &lt;= - 1 в поле "Часы" <text:s/></text:p>
          </table:table-cell>
          <table:table-cell table:style-name="ce84" office:value-type="float" office:value="-1">
            <text:p>-1</text:p>
          </table:table-cell>
          <table:table-cell table:style-name="ce84" office:value-type="float" office:value="-6">
            <text:p>-6</text:p>
          </table:table-cell>
          <table:table-cell table:style-name="ce84" office:value-type="string">
            <text:p>-2,-1, 0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числа &gt;=24 в поле "Часы" <text:s/></text:p>
          </table:table-cell>
          <table:table-cell table:style-name="ce84" office:value-type="float" office:value="24.99">
            <text:p>24,99</text:p>
          </table:table-cell>
          <table:table-cell table:style-name="ce84" office:value-type="float" office:value="28">
            <text:p>28</text:p>
          </table:table-cell>
          <table:table-cell table:style-name="ce84" office:value-type="string">
            <text:p>23, 24, 25 / 98, 99, 100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числа более трех цифр в поле "Часы" <text:s/></text:p>
          </table:table-cell>
          <table:table-cell table:style-name="ce84" office:value-type="string">
            <text:p>100 + ∞</text:p>
          </table:table-cell>
          <table:table-cell table:style-name="ce84" office:value-type="float" office:value="256">
            <text:p>256</text:p>
          </table:table-cell>
          <table:table-cell table:style-name="ce84" office:value-type="string">
            <text:p>99,100,101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4" office:value-type="string">
            <text:p>Пустое поле в поле "Часы" <text:s/>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пустой ввод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8"/>
          <table:table-cell table:style-name="ce76" office:value-type="string">
            <text:p>Вввод любого символа, кроме числа в поле "Часы" <text:s text:c="2"/></text:p>
          </table:table-cell>
          <table:table-cell table:style-name="ce83" office:value-type="string">
            <text:p>Набор</text:p>
          </table:table-cell>
          <table:table-cell table:style-name="ce87" office:value-type="string">
            <text:p>(</text:p>
          </table:table-cell>
          <table:table-cell table:style-name="ce87"/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table-cell table:style-name="ce66" office:value-type="string" table:number-columns-spanned="1" table:number-rows-spanned="8">
            <text:p>Время начала поездки. Минуты</text:p>
          </table:table-cell>
          <table:table-cell table:style-name="ce73" office:value-type="string">
            <text:p>Ввод числа от 0 до 59 в поле "Минуты"</text:p>
          </table:table-cell>
          <table:table-cell table:style-name="ce85" office:value-type="float" office:value="0.59">
            <text:p>0,59</text:p>
          </table:table-cell>
          <table:table-cell table:style-name="ce85" office:value-type="float" office:value="33">
            <text:p>33</text:p>
          </table:table-cell>
          <table:table-cell table:style-name="ce85" office:value-type="string">
            <text:p>-1,1 / 58,60</text:p>
          </table:table-cell>
          <table:table-cell table:style-name="ce88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4" office:value-type="string">
            <text:p>Ввод числа с символом между цифрами в поле "Минуты"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1\3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любые буквы в поле "Минуты" <text:s/></text:p>
          </table:table-cell>
          <table:table-cell table:style-name="ce84" office:value-type="string">
            <text:p>Набор</text:p>
          </table:table-cell>
          <table:table-cell table:style-name="ce84" office:value-type="string">
            <text:p>Sd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отрицательного числа &lt;= - 1 в поле "Минуты"</text:p>
          </table:table-cell>
          <table:table-cell table:style-name="ce84" office:value-type="float" office:value="-1">
            <text:p>-1</text:p>
          </table:table-cell>
          <table:table-cell table:style-name="ce84" office:value-type="float" office:value="-6">
            <text:p>-6</text:p>
          </table:table-cell>
          <table:table-cell table:style-name="ce83" office:value-type="string">
            <text:p>-2,-1, 0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числа &gt;=60 в поле "Минуты"</text:p>
          </table:table-cell>
          <table:table-cell table:style-name="ce84" office:value-type="string">
            <text:p>60, 99</text:p>
          </table:table-cell>
          <table:table-cell table:style-name="ce84" office:value-type="float" office:value="86">
            <text:p>86</text:p>
          </table:table-cell>
          <table:table-cell table:style-name="ce83" office:value-type="string">
            <text:p>59, 60, 61 / 98, 99, 100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5" office:value-type="string">
            <text:p>Ввод чисел более трех цифр в поле "Минуты"</text:p>
          </table:table-cell>
          <table:table-cell table:style-name="ce84" office:value-type="string">
            <text:p>100 + ∞</text:p>
          </table:table-cell>
          <table:table-cell table:style-name="ce84" office:value-type="float" office:value="256">
            <text:p>256</text:p>
          </table:table-cell>
          <table:table-cell table:style-name="ce84" office:value-type="string">
            <text:p>99,100,101</text:p>
          </table:table-cell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4" office:value-type="string">
            <text:p>Пустое поле в поле "Минуты"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пустой ввод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6" office:value-type="string">
            <text:p>Ввод любого символа, кроме числа в поле "Минуты"</text:p>
          </table:table-cell>
          <table:table-cell table:style-name="ce83" office:value-type="string">
            <text:p>Набор</text:p>
          </table:table-cell>
          <table:table-cell table:style-name="ce87" office:value-type="string">
            <text:p>(</text:p>
          </table:table-cell>
          <table:table-cell table:style-name="ce83"/>
          <table:table-cell table:style-name="ce90" office:value-type="string">
            <text:p>Ошибка «Вы ввели некорректное время»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table-cell table:style-name="ce69" office:value-type="string" table:number-columns-spanned="1" table:number-rows-spanned="13">
            <text:p>Откуда</text:p>
          </table:table-cell>
          <table:table-cell table:style-name="ce77" office:value-type="string">
            <text:p>Ввод адреса в поле "Откуда" русскими буквами</text:p>
          </table:table-cell>
          <table:table-cell table:style-name="ce85" office:value-type="string">
            <text:p>Набор</text:p>
          </table:table-cell>
          <table:table-cell table:style-name="ce85" office:value-type="string">
            <text:p>Усачева</text:p>
          </table:table-cell>
          <table:table-cell table:style-name="ce85"/>
          <table:table-cell table:style-name="ce88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цифр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3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пробелом между данными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<text:s/>Усачева 3 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тире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- 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точк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.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запят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,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пробелом перед адресом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<text:s/>Усачева</text:p>
          </table:table-cell>
          <table:table-cell table:style-name="ce83"/>
          <table:table-cell table:style-name="ce89"/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Откуда" с пробелом после адреса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 </text:p>
          </table:table-cell>
          <table:table-cell table:style-name="ce83"/>
          <table:table-cell table:style-name="ce89"/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15">
          <table:covered-table-cell table:style-name="ce67"/>
          <table:table-cell table:style-name="ce78" office:value-type="string">
            <text:p>Ввод адреса в поле "Откуда" 1 - 50 символов</text:p>
          </table:table-cell>
          <table:table-cell table:style-name="ce83" office:value-type="string">
            <text:p>1-50</text:p>
          </table:table-cell>
          <table:table-cell table:style-name="ce83" office:value-type="string">
            <text:p>25 символов - Фрунзенская набережная,46</text:p>
          </table:table-cell>
          <table:table-cell table:style-name="ce83" office:value-type="string">
            <text:p><text:span text:style-name="T1">1</text:span><text:span text:style-name="T2"> символ- Ф ;</text:span><text:span text:style-name="T1">49 символов</text:span><text:span text:style-name="T2"> - </text:span><text:span text:style-name="T2">Фрунзенская </text:span><text:span text:style-name="T2">набережная,4Фрунзенская </text:span><text:span text:style-name="T2">набережная,46</text:span></text:p>
            <text:p><text:span text:style-name="T2">; </text:span><text:span text:style-name="T1">50 символов </text:span><text:span text:style-name="T2">- Фрунзенская </text:span><text:span text:style-name="T2">набережная,46Фрунзенская </text:span><text:span text:style-name="T2">набережная,46 ; </text:span><text:span text:style-name="T1">51 символов</text:span><text:span text:style-name="T2"> - </text:span><text:span text:style-name="T2">ФФрунзенская </text:span><text:span text:style-name="T2">набережная,46Фрунзенская </text:span><text:span text:style-name="T2">набережная,46 <text:s/></text:span></text:p>
          </table:table-cell>
          <table:table-cell table:style-name="ce89" office:value-type="string">
            <text:p>При несуществующем адресе - должно выдать ошибку про неккоректный адрес </text:p>
          </table:table-cell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16">
          <table:covered-table-cell table:style-name="ce67"/>
          <table:table-cell table:style-name="ce78" office:value-type="string">
            <text:p>Ввод адреса в поле "Откуда &gt;=51 символов</text:p>
          </table:table-cell>
          <table:table-cell table:style-name="ce83" office:value-type="string">
            <text:p>51 <text:s/>+ ∞</text:p>
          </table:table-cell>
          <table:table-cell table:style-name="ce83" office:value-type="string">
            <text:p><text:s/>82 символа - Территория, изъятая из земель подсобного хозяйства Всесоюзного центрального совета</text:p>
          </table:table-cell>
          <table:table-cell table:style-name="ce83" office:value-type="string">
            <text:p><text:span text:style-name="T1">50 символов</text:span><text:span text:style-name="T2"> - Территория, </text:span><text:span text:style-name="T2">изъятая из земель подсобного </text:span><text:span text:style-name="T2">хозяйства;</text:span><text:span text:style-name="T1"> 51 символов </text:span><text:span text:style-name="T2">- <text:s/></text:span><text:span text:style-name="T2">Терррритория, изъятая из земель </text:span><text:span text:style-name="T2">подсобного хозяйств</text:span></text:p>
            <text:p><text:span text:style-name="T2">; </text:span><text:span text:style-name="T1">52 символа</text:span><text:span text:style-name="T2"> - Террррритория, </text:span><text:span text:style-name="T2">изъятая из земель подсобного </text:span><text:span text:style-name="T2">хозяйств</text:span></text:p>
            <text:p><text:span text:style-name="T2"><text:s text:c="2"/></text:span></text:p>
          </table:table-cell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17">
          <table:covered-table-cell table:style-name="ce67"/>
          <table:table-cell table:style-name="ce78" office:value-type="string">
            <text:p>Ввод в поле "Откуда" адреса любыми буквами не русского алфавита 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Usachevа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в поле "Откуда" любые спецзнаки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:№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Пустое поле в поле "Откуда"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Пустой набор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table-cell table:style-name="ce69" office:value-type="string" table:number-columns-spanned="1" table:number-rows-spanned="13">
            <text:p>Куда</text:p>
          </table:table-cell>
          <table:table-cell table:style-name="ce77" office:value-type="string">
            <text:p>Ввод адреса в поле "Куда" русскими буквами</text:p>
          </table:table-cell>
          <table:table-cell table:style-name="ce85" office:value-type="string">
            <text:p>Набор</text:p>
          </table:table-cell>
          <table:table-cell table:style-name="ce85" office:value-type="string">
            <text:p>Усачева</text:p>
          </table:table-cell>
          <table:table-cell table:style-name="ce85"/>
          <table:table-cell table:style-name="ce88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цифр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3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пробелом между данными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<text:s/>Усачева 3 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тире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- 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точк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.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запятой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,</text:p>
          </table:table-cell>
          <table:table-cell table:style-name="ce83"/>
          <table:table-cell table:style-name="ce89"/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пробелом перед адресом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<text:s/>Усачева</text:p>
          </table:table-cell>
          <table:table-cell table:style-name="ce83"/>
          <table:table-cell table:style-name="ce89"/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адреса в поле "Куда" с пробелом после адреса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 </text:p>
          </table:table-cell>
          <table:table-cell table:style-name="ce83"/>
          <table:table-cell table:style-name="ce89"/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18">
          <table:covered-table-cell table:style-name="ce67"/>
          <table:table-cell table:style-name="ce78" office:value-type="string">
            <text:p>Ввод адреса в поле "Куда" 1 - 50 символов</text:p>
          </table:table-cell>
          <table:table-cell table:style-name="ce83" office:value-type="string">
            <text:p>1-50</text:p>
          </table:table-cell>
          <table:table-cell table:style-name="ce83" office:value-type="string">
            <text:p>25 символов - Фрунзенская набережная,46</text:p>
          </table:table-cell>
          <table:table-cell table:style-name="ce83" office:value-type="string">
            <text:p><text:span text:style-name="T1">1</text:span><text:span text:style-name="T2"> символ- Ф ;</text:span><text:span text:style-name="T1">49 символов</text:span><text:span text:style-name="T2"> - </text:span><text:span text:style-name="T2">Фрунзенская </text:span><text:span text:style-name="T2">набережная,4Фрунзенская </text:span><text:span text:style-name="T2">набережная,46</text:span></text:p>
            <text:p><text:span text:style-name="T2">; </text:span><text:span text:style-name="T1">50 символов </text:span><text:span text:style-name="T2">- Фрунзенская </text:span><text:span text:style-name="T2">набережная,46Фрунзенская </text:span><text:span text:style-name="T2">набережная,46 ; </text:span><text:span text:style-name="T1">51 символов</text:span><text:span text:style-name="T2"> - </text:span><text:span text:style-name="T2">ФФрунзенская </text:span><text:span text:style-name="T2">набережная,46Фрунзенская </text:span><text:span text:style-name="T2">набережная,46 <text:s/></text:span></text:p>
          </table:table-cell>
          <table:table-cell table:style-name="ce89"/>
          <table:table-cell table:style-name="ce94"/>
          <table:table-cell table:style-name="ce93" table:number-columns-repeated="20"/>
          <table:table-cell table:number-columns-repeated="997"/>
        </table:table-row>
        <table:table-row table:style-name="ro18">
          <table:covered-table-cell table:style-name="ce67"/>
          <table:table-cell table:style-name="ce78" office:value-type="string">
            <text:p>Ввод адреса в поле "Куда" &gt;=51 символов</text:p>
          </table:table-cell>
          <table:table-cell table:style-name="ce83" office:value-type="string">
            <text:p>51 <text:s/>+ ∞</text:p>
          </table:table-cell>
          <table:table-cell table:style-name="ce83" office:value-type="string">
            <text:p><text:s/>82 символа - Территория, изъятая из земель подсобного хозяйства Всесоюзного центрального совета</text:p>
          </table:table-cell>
          <table:table-cell table:style-name="ce83" office:value-type="string">
            <text:p><text:span text:style-name="T1">50 символов</text:span><text:span text:style-name="T2"> - Территория, </text:span><text:span text:style-name="T2">изъятая из земель подсобного </text:span><text:span text:style-name="T2">хозяйства;</text:span><text:span text:style-name="T1"> 51 символов </text:span><text:span text:style-name="T2">- <text:s/></text:span><text:span text:style-name="T2">Терррритория, изъятая из земель </text:span><text:span text:style-name="T2">подсобного хозяйств</text:span></text:p>
            <text:p><text:span text:style-name="T2">; </text:span><text:span text:style-name="T1">52 символа</text:span><text:span text:style-name="T2"> - Террррритория, </text:span><text:span text:style-name="T2">изъятая из земель подсобного </text:span><text:span text:style-name="T2">хозяйств</text:span></text:p>
            <text:p><text:span text:style-name="T2"><text:s text:c="2"/></text:span></text:p>
          </table:table-cell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19">
          <table:covered-table-cell table:style-name="ce67"/>
          <table:table-cell table:style-name="ce78" office:value-type="string">
            <text:p>Ввод в поле "Куда" адреса любыми буквами не русского алфавита 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Usachevа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Ввод в поле "Куда" любые спецзнаки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Усачева:№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>
          <table:covered-table-cell table:style-name="ce67"/>
          <table:table-cell table:style-name="ce78" office:value-type="string">
            <text:p>Пустое поле в поле "Куда"</text:p>
          </table:table-cell>
          <table:table-cell table:style-name="ce83" office:value-type="string">
            <text:p>Набор</text:p>
          </table:table-cell>
          <table:table-cell table:style-name="ce83" office:value-type="string">
            <text:p>Пустой набор</text:p>
          </table:table-cell>
          <table:table-cell table:style-name="ce83"/>
          <table:table-cell table:style-name="ce91" office:value-type="string">
            <text:p>Ошибка "Вы ввели некорректный адрес".</text:p>
          </table:table-cell>
          <table:table-cell table:style-name="ce93" table:number-columns-repeated="21"/>
          <table:table-cell table:number-columns-repeated="997"/>
        </table:table-row>
        <table:table-row table:style-name="ro3" table:number-rows-repeated="963">
          <table:table-cell table:style-name="ce70"/>
          <table:table-cell table:style-name="ce79"/>
          <table:table-cell table:style-name="ce86"/>
          <table:table-cell table:style-name="ce79" table:number-columns-repeated="2"/>
          <table:table-cell table:style-name="ce92"/>
          <table:table-cell table:style-name="ce93" table:number-columns-repeated="21"/>
          <table:table-cell table:number-columns-repeated="997"/>
        </table:table-row>
        <table:table-row table:style-name="ro8" table:number-rows-repeated="1047563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КЭ часть 2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8" table:default-cell-style-name="Excel_20_Built-in_20_Normal"/>
        <table:table-row table:style-name="ro3">
          <table:table-cell table:style-name="ce34" office:value-type="string">
            <text:p>ТАКСИ</text:p>
          </table:table-cell>
          <table:table-cell table:style-name="ce41" office:value-type="string" table:number-columns-spanned="2" table:number-rows-spanned="1">
            <text:p>Формулы</text:p>
          </table:table-cell>
          <table:covered-table-cell table:style-name="ce46"/>
          <table:table-cell table:style-name="ce53"/>
          <table:table-cell table:number-columns-repeated="1020"/>
        </table:table-row>
        <table:table-row table:style-name="ro3">
          <table:table-cell table:style-name="ce35"/>
          <table:table-cell table:style-name="ce35" office:value-type="string">
            <text:p>Расчёт времени поездки</text:p>
          </table:table-cell>
          <table:table-cell table:style-name="ce47" office:value-type="string">
            <text:p>((А) расстояние / (B) скорость)</text:p>
          </table:table-cell>
          <table:table-cell table:style-name="ce54"/>
          <table:table-cell table:number-columns-repeated="1020"/>
        </table:table-row>
        <table:table-row table:style-name="ro3">
          <table:table-cell table:style-name="ce35"/>
          <table:table-cell table:style-name="ce35" office:value-type="string">
            <text:p>Расчёт стоимости поездки</text:p>
          </table:table-cell>
          <table:table-cell table:style-name="ce47" office:value-type="string">
            <text:p><text:s/>Время * 11 руб\минута ТАКСИ</text:p>
          </table:table-cell>
          <table:table-cell table:style-name="ce54"/>
          <table:table-cell table:number-columns-repeated="1020"/>
        </table:table-row>
        <table:table-row table:style-name="ro3">
          <table:table-cell table:style-name="ce35" table:number-columns-repeated="2"/>
          <table:table-cell table:style-name="ce48"/>
          <table:table-cell table:style-name="ce53"/>
          <table:table-cell table:number-columns-repeated="1020"/>
        </table:table-row>
        <table:table-row table:style-name="ro10">
          <table:table-cell table:style-name="ce36" office:value-type="string">
            <text:p>Группа проверок</text:p>
          </table:table-cell>
          <table:table-cell table:style-name="ce36" office:value-type="string">
            <text:p>Название класса</text:p>
          </table:table-cell>
          <table:table-cell table:style-name="ce36" office:value-type="string">
            <text:p>Границы</text:p>
          </table:table-cell>
          <table:table-cell table:style-name="ce36" office:value-type="string">
            <text:p>Тестовые данные внутри класса (содержимое поля)</text:p>
          </table:table-cell>
          <table:table-cell table:style-name="ce36" office:value-type="string">
            <text:p>Тестовые данные на границах (содержимое поля)</text:p>
          </table:table-cell>
          <table:table-cell table:style-name="ce36" office:value-type="string">
            <text:p>Пояснение и оптимизации</text:p>
          </table:table-cell>
          <table:table-cell table:number-columns-repeated="1018"/>
        </table:table-row>
        <table:table-row table:style-name="ro11">
          <table:table-cell table:style-name="ce37" office:value-type="string" table:number-columns-spanned="1" table:number-rows-spanned="2">
            <text:p>Расстояние между адресами</text:p>
          </table:table-cell>
          <table:table-cell table:style-name="ce42" office:value-type="string">
            <text:p>Расстояние больше 0</text:p>
          </table:table-cell>
          <table:table-cell table:style-name="ce49"/>
          <table:table-cell table:style-name="ce55" office:value-type="string">
            <text:p>Поле "Откуда" - Зубовский бульвар, 37 <text:s/>Поле "Куда" - <text:s/>3-я Фрунзенская улица, 12</text:p>
          </table:table-cell>
          <table:table-cell table:style-name="ce44"/>
          <table:table-cell table:style-name="ce61" office:value-type="string">
            <text:p>Расстояние 3,5 км</text:p>
          </table:table-cell>
          <table:table-cell table:number-columns-repeated="1018"/>
        </table:table-row>
        <table:table-row table:style-name="ro12">
          <table:covered-table-cell table:style-name="ce38"/>
          <table:table-cell table:style-name="ce43" office:value-type="string">
            <text:p>Расстояние равно 0</text:p>
          </table:table-cell>
          <table:table-cell table:style-name="ce50"/>
          <table:table-cell table:style-name="ce56" office:value-type="string">
            <text:p>Поле "Откуда" - Зубовский бульвар, 37 <text:s text:c="36"/>Поле "Куда" - Зубовский бульвар, 37 </text:p>
          </table:table-cell>
          <table:table-cell table:style-name="ce59"/>
          <table:table-cell table:style-name="ce62"/>
          <table:table-cell table:style-name="ce65" table:number-columns-repeated="21"/>
          <table:table-cell table:number-columns-repeated="997"/>
        </table:table-row>
        <table:table-row table:style-name="ro3">
          <table:table-cell table:style-name="ce39" office:value-type="string" table:number-columns-spanned="1" table:number-rows-spanned="5">
            <text:p>Время начала движения</text:p>
          </table:table-cell>
          <table:table-cell table:style-name="ce44" office:value-type="string">
            <text:p>Время заказа с 00:01 до 08:00</text:p>
          </table:table-cell>
          <table:table-cell table:style-name="ce51" office:value-type="string">
            <text:p>00:01-08:00</text:p>
          </table:table-cell>
          <table:table-cell table:style-name="ce57" office:value-type="string">
            <text:p>03:34</text:p>
          </table:table-cell>
          <table:table-cell table:style-name="ce60" office:value-type="string">
            <text:p>00:00-07:59 / 00:01-08:00 / 00:02-08:01</text:p>
          </table:table-cell>
          <table:table-cell table:style-name="ce63"/>
          <table:table-cell table:number-columns-repeated="1018"/>
        </table:table-row>
        <table:table-row table:style-name="ro3">
          <table:covered-table-cell table:style-name="ce40"/>
          <table:table-cell table:style-name="ce45" office:value-type="string">
            <text:p>Время заказа с 08:01 до 12:00</text:p>
          </table:table-cell>
          <table:table-cell table:style-name="ce52" office:value-type="string">
            <text:p>08:01-12:00</text:p>
          </table:table-cell>
          <table:table-cell table:style-name="ce58" office:value-type="string">
            <text:p>10:34</text:p>
          </table:table-cell>
          <table:table-cell table:style-name="ce52" office:value-type="string">
            <text:p>08:00-11:59 / 08:01-12:00 / 08:02-12:01</text:p>
          </table:table-cell>
          <table:table-cell table:style-name="ce64"/>
          <table:table-cell table:number-columns-repeated="1018"/>
        </table:table-row>
        <table:table-row table:style-name="ro3">
          <table:covered-table-cell table:style-name="ce40"/>
          <table:table-cell table:style-name="ce45" office:value-type="string">
            <text:p>Время заказа с 12:01 до 18:00</text:p>
          </table:table-cell>
          <table:table-cell table:style-name="ce52" office:value-type="string">
            <text:p>12:01-18:00</text:p>
          </table:table-cell>
          <table:table-cell table:style-name="ce58" office:value-type="string">
            <text:p>14:34</text:p>
          </table:table-cell>
          <table:table-cell table:style-name="ce52" office:value-type="string">
            <text:p>12:00-17:59 / 12:01-18:00 / 12:02-18:01</text:p>
          </table:table-cell>
          <table:table-cell table:style-name="ce64"/>
          <table:table-cell table:number-columns-repeated="1018"/>
        </table:table-row>
        <table:table-row table:style-name="ro3">
          <table:covered-table-cell table:style-name="ce40"/>
          <table:table-cell table:style-name="ce45" office:value-type="string">
            <text:p>Время заказа с 18:01 до 22:00</text:p>
          </table:table-cell>
          <table:table-cell table:style-name="ce52" office:value-type="string">
            <text:p>18:01-22:00</text:p>
          </table:table-cell>
          <table:table-cell table:style-name="ce58" office:value-type="string">
            <text:p>21:34</text:p>
          </table:table-cell>
          <table:table-cell table:style-name="ce52" office:value-type="string">
            <text:p>18:00-21:59 / 18:01-22:00 / 18:02-22:01</text:p>
          </table:table-cell>
          <table:table-cell table:style-name="ce64"/>
          <table:table-cell table:number-columns-repeated="1018"/>
        </table:table-row>
        <table:table-row table:style-name="ro3">
          <table:covered-table-cell table:style-name="ce40"/>
          <table:table-cell table:style-name="ce45" office:value-type="string">
            <text:p>Время заказа с 22:01 до 00:00</text:p>
          </table:table-cell>
          <table:table-cell table:style-name="ce52" office:value-type="string">
            <text:p>22:01-00:00</text:p>
          </table:table-cell>
          <table:table-cell table:style-name="ce58" office:value-type="string">
            <text:p>23:34</text:p>
          </table:table-cell>
          <table:table-cell table:style-name="ce52" office:value-type="string">
            <text:p>22:00-23:59 / 22:01-00:00 / 22:02-00:01</text:p>
          </table:table-cell>
          <table:table-cell table:style-name="ce64"/>
          <table:table-cell table:number-columns-repeated="1018"/>
        </table:table-row>
        <table:table-row table:style-name="ro3" table:number-rows-repeated="974">
          <table:table-cell table:number-columns-repeated="2"/>
          <table:table-cell table:style-name="ce48"/>
          <table:table-cell table:style-name="ce53"/>
          <table:table-cell table:number-columns-repeated="1020"/>
        </table:table-row>
        <table:table-row table:style-name="ro8" table:number-rows-repeated="1047572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КЭ данных валидации" table:style-name="ta4" table:print="false">
        <office:forms form:automatic-focus="false" form:apply-design-mode="false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2" table:default-cell-style-name="Excel_20_Built-in_20_Normal"/>
        <table:table-column table:style-name="co7" table:default-cell-style-name="Excel_20_Built-in_20_Normal"/>
        <table:table-column table:style-name="co26" table:default-cell-style-name="Excel_20_Built-in_20_Normal"/>
        <table:table-column table:style-name="co7" table:number-columns-repeated="1015" table:default-cell-style-name="Excel_20_Built-in_20_Normal"/>
        <table:table-row table:style-name="ro3">
          <table:table-cell table:style-name="ce95" table:number-columns-spanned="1" table:number-rows-spanned="4"/>
          <table:table-cell table:number-columns-repeated="2"/>
          <table:table-cell table:style-name="ce94" office:value-type="string">
            <text:p>Валидация полей для экрана «Сделать заказ»</text:p>
            <text:p/>
            <text:p/>
            <text:p/>
          </table:table-cell>
          <table:table-cell table:number-columns-repeated="6"/>
          <table:table-cell table:style-name="ce101" table:number-columns-repeated="15"/>
          <table:table-cell table:style-name="ce102" table:number-columns-repeated="3"/>
          <table:table-cell table:number-columns-repeated="996"/>
        </table:table-row>
        <table:table-row table:style-name="ro3">
          <table:covered-table-cell/>
          <table:table-cell table:style-name="ce103" table:number-columns-repeated="2"/>
          <table:table-cell table:style-name="ce101" table:number-columns-repeated="22"/>
          <table:table-cell table:style-name="ce102" table:number-columns-repeated="3"/>
          <table:table-cell table:number-columns-repeated="996"/>
        </table:table-row>
        <table:table-row table:style-name="ro21">
          <table:covered-table-cell/>
          <table:table-cell table:style-name="ce104" office:value-type="string">
            <text:p>Название класса</text:p>
          </table:table-cell>
          <table:table-cell table:style-name="ce104" office:value-type="string">
            <text:p>Границы</text:p>
          </table:table-cell>
          <table:table-cell table:style-name="ce104" office:value-type="string">
            <text:p>Тестовые данные внутри класса (содержимое поля)</text:p>
          </table:table-cell>
          <table:table-cell table:style-name="ce104" office:value-type="string">
            <text:p>Тестовые данные на границах (содержимое поля)</text:p>
          </table:table-cell>
          <table:table-cell table:style-name="ce104" office:value-type="string">
            <text:p>Пояснение</text:p>
          </table:table-cell>
          <table:table-cell table:style-name="ce104" office:value-type="string">
            <text:p>"Win 10, Google Chrome 107.0.5304.88</text:p>
            <text:p>1920х1080"</text:p>
          </table:table-cell>
          <table:table-cell table:style-name="ce104" office:value-type="string">
            <text:p>Статус</text:p>
          </table:table-cell>
          <table:table-cell table:style-name="ce104" office:value-type="string">
            <text:p>Ссылка на баг-репорт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covered-table-cell/>
          <table:table-cell table:style-name="ce105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">
          <table:table-cell table:style-name="ce96" office:value-type="float" office:value="1">
            <text:p>1</text:p>
          </table:table-cell>
          <table:table-cell table:style-name="ce106" office:value-type="string">
            <text:p>Можно вводить только русские буквы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Спайдермен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2">
            <text:p>2</text:p>
          </table:table-cell>
          <table:table-cell table:style-name="ce106" office:value-type="string">
            <text:p>Можно вводить пробел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Спайдер мен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3">
            <text:p>3</text:p>
          </table:table-cell>
          <table:table-cell table:style-name="ce106" office:value-type="string">
            <text:p>Можно вводить тире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Спайдер-мен</text:p>
          </table:table-cell>
          <table:table-cell table:style-name="ce98" table:number-columns-repeated="3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480">https://tracker.yandex.ru/BUG-1092480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2">
          <table:table-cell table:style-name="ce96" office:value-type="float" office:value="4">
            <text:p>4</text:p>
          </table:table-cell>
          <table:table-cell table:style-name="ce106" office:value-type="string">
            <text:p>Ввод в поле 2 - 15 символов</text:p>
          </table:table-cell>
          <table:table-cell table:style-name="ce98" office:value-type="string">
            <text:p>2 - 15</text:p>
          </table:table-cell>
          <table:table-cell table:style-name="ce98" office:value-type="string">
            <text:p>10 символов - Спайдермен</text:p>
          </table:table-cell>
          <table:table-cell table:style-name="ce98" office:value-type="string">
            <text:p>1 - С</text:p>
            <text:p>2 - СП</text:p>
            <text:p>3 - СПА</text:p>
            <text:p>14 - Спайдерменкрут</text:p>
            <text:p>15 - Спайдерменкруто</text:p>
            <text:p>16 - Спайдерменкрутой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3">
          <table:table-cell table:style-name="ce96" office:value-type="float" office:value="5">
            <text:p>5</text:p>
          </table:table-cell>
          <table:table-cell table:style-name="ce106" office:value-type="string">
            <text:p>Ввод в поле менее 2 символов невозможно</text:p>
          </table:table-cell>
          <table:table-cell table:style-name="ce98" office:value-type="string">
            <text:p>0 - 1</text:p>
          </table:table-cell>
          <table:table-cell table:style-name="ce98" office:value-type="string">
            <text:p>1 символ - С</text:p>
          </table:table-cell>
          <table:table-cell table:style-name="ce98" office:value-type="string">
            <text:p>0 пустой ввод</text:p>
            <text:p>1 - С</text:p>
            <text:p>2 - Сп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3">
          <table:table-cell table:style-name="ce96" office:value-type="float" office:value="6">
            <text:p>6</text:p>
          </table:table-cell>
          <table:table-cell table:style-name="ce106" office:value-type="string">
            <text:p>Ввод в поле более 15 символов невозможно</text:p>
          </table:table-cell>
          <table:table-cell table:style-name="ce50" office:value-type="string">
            <text:p>16 + ∞</text:p>
          </table:table-cell>
          <table:table-cell table:style-name="ce98" office:value-type="string">
            <text:p>26 символов - Спайдерменкрутойпросточума</text:p>
          </table:table-cell>
          <table:table-cell table:style-name="ce98" office:value-type="string">
            <text:p>15 - Спайдерменкруто</text:p>
            <text:p>16 - Спайдерменкрутой</text:p>
            <text:p>17 - Спайдерменкрутойй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7">
            <text:p>7</text:p>
          </table:table-cell>
          <table:table-cell table:style-name="ce106" office:value-type="string">
            <text:p>Ввод любыми буквами кроме русского невозможно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Spiderman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4">
          <table:table-cell table:style-name="ce96" office:value-type="float" office:value="8">
            <text:p>8</text:p>
          </table:table-cell>
          <table:table-cell table:style-name="ce106" office:value-type="string">
            <text:p>Ввод с использованием спецзнаков невозможно 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Сп@йдермен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9">
            <text:p>9</text:p>
          </table:table-cell>
          <table:table-cell table:style-name="ce106" office:value-type="string">
            <text:p>Пустое набор в поле невозможен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пустой набор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10">
            <text:p>10</text:p>
          </table:table-cell>
          <table:table-cell table:style-name="ce106" office:value-type="string">
            <text:p>Ввод с использованием цифр невозможно 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Спай1дер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7" office:value-type="string">
            <text:p>Фамилия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">
          <table:table-cell table:style-name="ce96" office:value-type="float" office:value="11">
            <text:p>11</text:p>
          </table:table-cell>
          <table:table-cell table:style-name="ce106" office:value-type="string">
            <text:p>Можно вводить только русские буквы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Марвеловский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2">
          <table:table-cell table:style-name="ce96" office:value-type="float" office:value="12">
            <text:p>12</text:p>
          </table:table-cell>
          <table:table-cell table:style-name="ce106" office:value-type="string">
            <text:p>Ввод в поле 2 - 15 символов</text:p>
          </table:table-cell>
          <table:table-cell table:style-name="ce98" office:value-type="string">
            <text:p>2 - 15</text:p>
          </table:table-cell>
          <table:table-cell table:style-name="ce98" office:value-type="string">
            <text:p>12 символов - Марвеловский</text:p>
          </table:table-cell>
          <table:table-cell table:style-name="ce98" office:value-type="string">
            <text:p>1 - М</text:p>
            <text:p>2 - Ма</text:p>
            <text:p>3 - Мар</text:p>
            <text:p>14 - Марвеловскийон</text:p>
            <text:p>15 - Марвеловскийоно</text:p>
            <text:p>16 - Марвеловскийонож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2">
          <table:table-cell table:style-name="ce96" office:value-type="float" office:value="13">
            <text:p>13</text:p>
          </table:table-cell>
          <table:table-cell table:style-name="ce106" office:value-type="string">
            <text:p>Ввод в поле менее 2 символов невозможно</text:p>
          </table:table-cell>
          <table:table-cell table:style-name="ce98" office:value-type="string">
            <text:p>0 - 1</text:p>
          </table:table-cell>
          <table:table-cell table:style-name="ce98" office:value-type="string">
            <text:p>1 символ М</text:p>
          </table:table-cell>
          <table:table-cell table:style-name="ce98" office:value-type="string">
            <text:p>0 пустой ввод</text:p>
            <text:p>1 - М</text:p>
            <text:p>2 - Ма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3">
          <table:table-cell table:style-name="ce96" office:value-type="float" office:value="14">
            <text:p>14</text:p>
          </table:table-cell>
          <table:table-cell table:style-name="ce106" office:value-type="string">
            <text:p>Ввод в поле более 15 символов невозможно</text:p>
          </table:table-cell>
          <table:table-cell table:style-name="ce50" office:value-type="string">
            <text:p>16 + ∞</text:p>
          </table:table-cell>
          <table:table-cell table:style-name="ce98" office:value-type="string">
            <text:p>18 символов - Марвеловскиймарвел</text:p>
          </table:table-cell>
          <table:table-cell table:style-name="ce98" office:value-type="string">
            <text:p>15 - Марвеловскиймар</text:p>
            <text:p>16 - Марвеловскиймарв</text:p>
            <text:p>17 - Марвеловскиймарве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548">https://tracker.yandex.ru/BUG-1092548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5">
          <table:table-cell table:style-name="ce96" office:value-type="float" office:value="15">
            <text:p>15</text:p>
          </table:table-cell>
          <table:table-cell table:style-name="ce106" office:value-type="string">
            <text:p>Ввод любыми буквами кроме русского невозможно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Marevelovsky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4">
          <table:table-cell table:style-name="ce96" office:value-type="float" office:value="16">
            <text:p>16</text:p>
          </table:table-cell>
          <table:table-cell table:style-name="ce106" office:value-type="string">
            <text:p>Ввод с использованием спецзнаков невозможен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М@рвел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6" office:value-type="float" office:value="17">
            <text:p>17</text:p>
          </table:table-cell>
          <table:table-cell table:style-name="ce106" office:value-type="string">
            <text:p>Пустое набор в поле невозможен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пустой набор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6">
          <table:table-cell table:style-name="ce96" office:value-type="float" office:value="18">
            <text:p>18</text:p>
          </table:table-cell>
          <table:table-cell table:style-name="ce106" office:value-type="string">
            <text:p>Нельзя вводить пробел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Марвелов ский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7" office:value-type="string">
            <text:p>Адрес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">
          <table:table-cell table:style-name="ce45" office:value-type="float" office:value="19">
            <text:p>19</text:p>
          </table:table-cell>
          <table:table-cell table:style-name="ce108" office:value-type="string">
            <text:p>Можно вводить только русские буквы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 </text:p>
          </table:table-cell>
          <table:table-cell table:style-name="ce45" table:number-columns-repeated="3"/>
          <table:table-cell table:style-name="ce115" office:value-type="string">
            <text:p>PASSED</text:p>
          </table:table-cell>
          <table:table-cell table:style-name="ce45"/>
          <table:table-cell table:style-name="ce94" table:number-columns-repeated="19"/>
          <table:table-cell table:number-columns-repeated="996"/>
        </table:table-row>
        <table:table-row table:style-name="ro3">
          <table:table-cell table:style-name="ce98" office:value-type="float" office:value="20">
            <text:p>20</text:p>
          </table:table-cell>
          <table:table-cell table:style-name="ce109" office:value-type="string">
            <text:p>Можно вводить цифры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1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45" office:value-type="float" office:value="21">
            <text:p>21</text:p>
          </table:table-cell>
          <table:table-cell table:style-name="ce109" office:value-type="string">
            <text:p>Можно вводить пробелы между словами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 проспект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22">
            <text:p>22</text:p>
          </table:table-cell>
          <table:table-cell table:style-name="ce109" office:value-type="string">
            <text:p>Можно вводить пробел до текста</text:p>
          </table:table-cell>
          <table:table-cell table:style-name="ce108"/>
          <table:table-cell table:style-name="ce108" office:value-type="string">
            <text:p><text:s/>Марвеловский 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45" office:value-type="float" office:value="23">
            <text:p>23</text:p>
          </table:table-cell>
          <table:table-cell table:style-name="ce109" office:value-type="string">
            <text:p>Можно вводить пробел после текста</text:p>
          </table:table-cell>
          <table:table-cell table:style-name="ce108"/>
          <table:table-cell table:style-name="ce108" office:value-type="string">
            <text:p>Марвеловский <text:s text:c="2"/>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24">
            <text:p>24</text:p>
          </table:table-cell>
          <table:table-cell table:style-name="ce109" office:value-type="string">
            <text:p>Можно вводить тире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 проспект - 1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45" office:value-type="float" office:value="25">
            <text:p>25</text:p>
          </table:table-cell>
          <table:table-cell table:style-name="ce109" office:value-type="string">
            <text:p>Можно вводить точку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 проспект - 1 корп. 6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26">
            <text:p>26</text:p>
          </table:table-cell>
          <table:table-cell table:style-name="ce109" office:value-type="string">
            <text:p>Можно вводить запятую</text:p>
          </table:table-cell>
          <table:table-cell table:style-name="ce108" office:value-type="string">
            <text:p>набор </text:p>
          </table:table-cell>
          <table:table-cell table:style-name="ce108" office:value-type="string">
            <text:p>Марвеловский проспект - 1 корп, 6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7">
          <table:table-cell table:style-name="ce45" office:value-type="float" office:value="27">
            <text:p>27</text:p>
          </table:table-cell>
          <table:table-cell table:style-name="ce106" office:value-type="string">
            <text:p>Ввод в поле 5 - 50 символов</text:p>
          </table:table-cell>
          <table:table-cell table:style-name="ce98" office:value-type="string">
            <text:p>5 - 50</text:p>
          </table:table-cell>
          <table:table-cell table:style-name="ce98" office:value-type="string">
            <text:p>37 символов - Марвеловский проспект - 1 корп, 6 кв 57</text:p>
          </table:table-cell>
          <table:table-cell table:style-name="ce98" office:value-type="string">
            <text:p>4 - Марв</text:p>
            <text:p>5 - Марве</text:p>
            <text:p>6 - Марвел</text:p>
            <text:p>49 - Марвеловский проспект - 1 корп, 6, литера А, <text:s/>кв 57.</text:p>
            <text:p>50 - Марвеловский проспект - 1 корп, 66, литера А, <text:s/>кв 57.</text:p>
            <text:p>51 - Марвеловский проспект - 1 корп, 66, литера А, <text:s/>кв 578.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632">https://tracker.yandex.ru/BUG-1092632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3">
          <table:table-cell table:style-name="ce98" office:value-type="float" office:value="28">
            <text:p>28</text:p>
          </table:table-cell>
          <table:table-cell table:style-name="ce106" office:value-type="string">
            <text:p>Ввод в поле менее 5 символов невозможно</text:p>
          </table:table-cell>
          <table:table-cell table:style-name="ce98" office:value-type="string">
            <text:p>0 - 4</text:p>
          </table:table-cell>
          <table:table-cell table:style-name="ce98" office:value-type="string">
            <text:p>3 символа - Мар</text:p>
          </table:table-cell>
          <table:table-cell table:style-name="ce98" office:value-type="string">
            <text:p>0 - пустой ввод</text:p>
            <text:p>1 - М</text:p>
            <text:p>3 - Марв </text:p>
            <text:p>4 - Марве</text:p>
            <text:p>5 - Марвел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658">https://tracker.yandex.ru/BUG-1092658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3">
          <table:table-cell table:style-name="ce45" office:value-type="float" office:value="29">
            <text:p>29</text:p>
          </table:table-cell>
          <table:table-cell table:style-name="ce106" office:value-type="string">
            <text:p>Ввод в поле более 50 символов невозможно</text:p>
          </table:table-cell>
          <table:table-cell table:style-name="ce50" office:value-type="string">
            <text:p>51 + ∞</text:p>
          </table:table-cell>
          <table:table-cell table:style-name="ce98" office:value-type="string">
            <text:p>64 символа - Марвеловский проспект - 123 корп, 6, литера А, <text:s/>кв 574. помещение Н</text:p>
          </table:table-cell>
          <table:table-cell table:style-name="ce98" office:value-type="string">
            <text:p>50 - Марвеловский проспект - 123 корп, 6, литера А, <text:s/>кв 57</text:p>
            <text:p>51 - Марвеловский проспект - 123 корп, 6, литера А, <text:s/>кв 574</text:p>
            <text:p>52 - Марвеловский проспект - 123 корп, 6, литера А, <text:s/>кв 574.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5">
          <table:table-cell table:style-name="ce45" office:value-type="float" office:value="30">
            <text:p>30</text:p>
          </table:table-cell>
          <table:table-cell table:style-name="ce106" office:value-type="string">
            <text:p>Ввод любыми буквами кроме русского невозможно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Marvelovsky prospekt 194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8">
          <table:table-cell table:style-name="ce98" office:value-type="float" office:value="31">
            <text:p>31</text:p>
          </table:table-cell>
          <table:table-cell table:style-name="ce106" office:value-type="string">
            <text:p>Ввод с использованием спецзнаков, кроме цифр, пробелов, тире, точек, запятых невозможен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Марвеловский "проспект" - 123 корп!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45" office:value-type="float" office:value="32">
            <text:p>32</text:p>
          </table:table-cell>
          <table:table-cell table:style-name="ce106" office:value-type="string">
            <text:p>Пустой набор в поле невозможен</text:p>
          </table:table-cell>
          <table:table-cell table:style-name="ce109" office:value-type="string">
            <text:p>набор </text:p>
          </table:table-cell>
          <table:table-cell table:style-name="ce98" office:value-type="string">
            <text:p>пустой набор</text:p>
          </table:table-cell>
          <table:table-cell table:style-name="ce98" table:number-columns-repeated="3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658">https://tracker.yandex.ru/BUG-1092658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Станция метро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29">
          <table:table-cell table:style-name="ce98" office:value-type="float" office:value="33">
            <text:p>33</text:p>
          </table:table-cell>
          <table:table-cell table:style-name="ce109" office:value-type="string">
            <text:p>Станция из выпадающего списка выбирается</text:p>
          </table:table-cell>
          <table:table-cell table:style-name="ce98"/>
          <table:table-cell table:style-name="ce98" office:value-type="string">
            <text:p>Арбатская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9">
          <table:table-cell table:style-name="ce100" office:value-type="float" office:value="34">
            <text:p>34</text:p>
          </table:table-cell>
          <table:table-cell table:style-name="ce110" office:value-type="string">
            <text:p>Станцию не из списка выбрать нельзя</text:p>
          </table:table-cell>
          <table:table-cell table:style-name="ce100" table:number-columns-repeated="5"/>
          <table:table-cell table:style-name="ce117" office:value-type="string">
            <text:p>PASSED</text:p>
          </table:table-cell>
          <table:table-cell table:style-name="ce100"/>
          <table:table-cell table:style-name="ce122" table:number-columns-repeated="16"/>
          <table:table-cell table:style-name="ce125" table:number-columns-repeated="3"/>
          <table:table-cell table:number-columns-repeated="996"/>
        </table:table-row>
        <table:table-row table:style-name="ro29">
          <table:table-cell table:style-name="ce98" office:value-type="float" office:value="35">
            <text:p>35</text:p>
          </table:table-cell>
          <table:table-cell table:style-name="ce109" office:value-type="string">
            <text:p>При вводе букв, появляется выпадающий список</text:p>
          </table:table-cell>
          <table:table-cell table:style-name="ce98" office:value-type="string">
            <text:p>набор </text:p>
          </table:table-cell>
          <table:table-cell table:style-name="ce98" office:value-type="string">
            <text:p>Арба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36">
            <text:p>36</text:p>
          </table:table-cell>
          <table:table-cell table:style-name="ce109" office:value-type="string">
            <text:p>Пустой ввод невозможен</text:p>
            <text:p/>
          </table:table-cell>
          <table:table-cell table:style-name="ce98" office:value-type="string">
            <text:p>набор </text:p>
          </table:table-cell>
          <table:table-cell table:style-name="ce98" table:number-columns-repeated="4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Телефон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0">
          <table:table-cell table:style-name="ce98" office:value-type="float" office:value="37">
            <text:p>37</text:p>
          </table:table-cell>
          <table:table-cell table:style-name="ce109" office:value-type="string">
            <text:p>Возможно ввведения знака + перед цифрами </text:p>
          </table:table-cell>
          <table:table-cell table:style-name="ce98"/>
          <table:table-cell table:style-name="ce112" office:value-type="string">
            <text:p>(+)79312873647</text:p>
          </table:table-cell>
          <table:table-cell table:style-name="ce98"/>
          <table:table-cell table:style-name="ce98" office:value-type="string">
            <text:p>(+) в скобках, чтобы формулу эксель не считал</text:p>
          </table:table-cell>
          <table:table-cell table:style-name="ce98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38">
            <text:p>38</text:p>
          </table:table-cell>
          <table:table-cell table:style-name="ce109" office:value-type="string">
            <text:p>Возможно введение цифр без знака +</text:p>
          </table:table-cell>
          <table:table-cell table:style-name="ce98"/>
          <table:table-cell table:style-name="ce112" office:value-type="float" office:value="79312873647">
            <text:p>79312873647</text:p>
          </table:table-cell>
          <table:table-cell table:style-name="ce98" table:number-columns-repeated="5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1">
          <table:table-cell table:style-name="ce98" office:value-type="float" office:value="39">
            <text:p>39</text:p>
          </table:table-cell>
          <table:table-cell table:style-name="ce109" office:value-type="string">
            <text:p>Ввод в поле 10 - 12 символов</text:p>
          </table:table-cell>
          <table:table-cell table:style-name="ce98" office:value-type="string">
            <text:p>10 - 12</text:p>
          </table:table-cell>
          <table:table-cell table:style-name="ce112" office:value-type="string">
            <text:p>11 символов - 79312873644</text:p>
          </table:table-cell>
          <table:table-cell table:style-name="ce98" office:value-type="string">
            <text:p>9 - 793128736</text:p>
            <text:p>10 - 7931287364</text:p>
            <text:p>11 - 79312873644</text:p>
            <text:p>12 - 793128736444</text:p>
            <text:p>13 - 7931287364444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20" office:value-type="string">
            <text:p><text:a xlink:href="https://tracker.yandex.ru/BUG-1092833">https://tracker.yandex.ru/BUG-1092833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2">
          <table:table-cell table:style-name="ce98" office:value-type="float" office:value="40">
            <text:p>40</text:p>
          </table:table-cell>
          <table:table-cell table:style-name="ce109" office:value-type="string">
            <text:p>Ввод в поле менее 10 символов невозможно</text:p>
          </table:table-cell>
          <table:table-cell table:style-name="ce98" office:value-type="string">
            <text:p>0 - 9</text:p>
          </table:table-cell>
          <table:table-cell table:style-name="ce112" office:value-type="string">
            <text:p>6 символов - 793128</text:p>
          </table:table-cell>
          <table:table-cell table:style-name="ce98" office:value-type="string">
            <text:p>0 - пустой ввод</text:p>
            <text:p>1 - 7</text:p>
            <text:p>8 - 79312873</text:p>
            <text:p>9 - 793128736</text:p>
            <text:p>10 - 7931287364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3">
          <table:table-cell table:style-name="ce98" office:value-type="float" office:value="41">
            <text:p>41</text:p>
          </table:table-cell>
          <table:table-cell table:style-name="ce109" office:value-type="string">
            <text:p>Ввод в поле более 12 символов невозможно</text:p>
          </table:table-cell>
          <table:table-cell table:style-name="ce98" office:value-type="string">
            <text:p>13 + ∞</text:p>
          </table:table-cell>
          <table:table-cell table:style-name="ce112" office:value-type="string">
            <text:p>7931287364734636363</text:p>
          </table:table-cell>
          <table:table-cell table:style-name="ce98" office:value-type="string">
            <text:p>12 - 79312873644</text:p>
            <text:p>13 - 793128736444</text:p>
            <text:p>14 - 7931287364444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859">https://tracker.yandex.ru/BUG-1092859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42">
            <text:p>42</text:p>
          </table:table-cell>
          <table:table-cell table:style-name="ce109" office:value-type="string">
            <text:p>Пустой ввод невозможен </text:p>
          </table:table-cell>
          <table:table-cell table:style-name="ce98"/>
          <table:table-cell table:style-name="ce112" office:value-type="string">
            <text:p>Пустой ввод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43">
            <text:p>43</text:p>
          </table:table-cell>
          <table:table-cell table:style-name="ce109" office:value-type="string">
            <text:p>Ввод букв невозможен</text:p>
          </table:table-cell>
          <table:table-cell table:style-name="ce98"/>
          <table:table-cell table:style-name="ce112" office:value-type="string">
            <text:p>Телефон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44">
            <text:p>44</text:p>
          </table:table-cell>
          <table:table-cell table:style-name="ce109" office:value-type="string">
            <text:p>Пробел при вводе невозможен </text:p>
          </table:table-cell>
          <table:table-cell table:style-name="ce98"/>
          <table:table-cell table:style-name="ce112" office:value-type="string">
            <text:p>7931 3647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45">
            <text:p>45</text:p>
          </table:table-cell>
          <table:table-cell table:style-name="ce109" office:value-type="string">
            <text:p>Ввод спецсимволов невзможен </text:p>
          </table:table-cell>
          <table:table-cell table:style-name="ce98"/>
          <table:table-cell table:style-name="ce112" office:value-type="string">
            <text:p>№79312873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Когда привезти самокат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4">
          <table:table-cell table:style-name="ce100" office:value-type="float" office:value="46">
            <text:p>46</text:p>
          </table:table-cell>
          <table:table-cell table:style-name="ce110" office:value-type="string">
            <text:p>Дата доставки закаа отображается с расчетом +1 день к дате фактического заказа. То есть на завтра.</text:p>
          </table:table-cell>
          <table:table-cell table:style-name="ce111" office:value-type="string">
            <text:p>15.11.2022 + ∞</text:p>
          </table:table-cell>
          <table:table-cell table:style-name="ce113" office:value-type="date" office:date-value="2022-11-20">
            <text:p>20.11.22</text:p>
          </table:table-cell>
          <table:table-cell table:style-name="ce111" office:value-type="string">
            <text:p>0 - пустой ввод</text:p>
            <text:p>14.11.2022</text:p>
            <text:p>15.11.2022</text:p>
            <text:p>16.11.2022</text:p>
          </table:table-cell>
          <table:table-cell table:style-name="ce100" table:number-columns-repeated="2"/>
          <table:table-cell table:style-name="ce117" office:value-type="string">
            <text:p>PASSED</text:p>
          </table:table-cell>
          <table:table-cell table:style-name="ce100"/>
          <table:table-cell table:style-name="ce123"/>
          <table:table-cell table:style-name="ce122" table:number-columns-repeated="15"/>
          <table:table-cell table:style-name="ce125" table:number-columns-repeated="3"/>
          <table:table-cell table:number-columns-repeated="996"/>
        </table:table-row>
        <table:table-row table:style-name="ro35">
          <table:table-cell table:style-name="ce100" office:value-type="float" office:value="47">
            <text:p>47</text:p>
          </table:table-cell>
          <table:table-cell table:style-name="ce110" office:value-type="string">
            <text:p>Выбрать прошедшую дату нельзя</text:p>
          </table:table-cell>
          <table:table-cell table:style-name="ce110" office:value-type="string">
            <text:p>минус ∞ + 14.11.2022</text:p>
          </table:table-cell>
          <table:table-cell table:style-name="ce113" office:value-type="date" office:date-value="2022-07-13">
            <text:p>13.07.22</text:p>
          </table:table-cell>
          <table:table-cell table:style-name="ce111" office:value-type="string">
            <text:p>пустое поле ввода</text:p>
            <text:p>13.11.2022</text:p>
            <text:p>14.11.2022</text:p>
            <text:p>15.11.2022</text:p>
          </table:table-cell>
          <table:table-cell table:style-name="ce100" table:number-columns-repeated="2"/>
          <table:table-cell table:style-name="ce118" office:value-type="string">
            <text:p>FAILED </text:p>
          </table:table-cell>
          <table:table-cell table:style-name="ce121" office:value-type="string">
            <text:p><text:a xlink:href="https://tracker.yandex.ru/BUG-1108646">https://tracker.yandex.ru/BUG-1108646</text:a></text:p>
          </table:table-cell>
          <table:table-cell table:style-name="ce122" office:value-type="string">
            <text:p>BUG-1108646</text:p>
          </table:table-cell>
          <table:table-cell table:style-name="ce122" table:number-columns-repeated="15"/>
          <table:table-cell table:style-name="ce125" table:number-columns-repeated="3"/>
          <table:table-cell table:number-columns-repeated="996"/>
        </table:table-row>
        <table:table-row table:style-name="ro36">
          <table:table-cell table:style-name="ce98" office:value-type="float" office:value="48">
            <text:p>48</text:p>
          </table:table-cell>
          <table:table-cell table:style-name="ce109" office:value-type="string">
            <text:p>Пустой ввод невозможен </text:p>
          </table:table-cell>
          <table:table-cell table:style-name="ce98"/>
          <table:table-cell table:style-name="ce114" office:value-type="string">
            <text:p>Пустой ввод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Срок аренды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">
          <table:table-cell table:style-name="ce98" office:value-type="float" office:value="49">
            <text:p>49</text:p>
          </table:table-cell>
          <table:table-cell table:style-name="ce109" office:value-type="string">
            <text:p>В списке можно выбрать значение "сутки"</text:p>
          </table:table-cell>
          <table:table-cell table:style-name="ce98"/>
          <table:table-cell table:style-name="ce114" office:value-type="string">
            <text:p>сутки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50">
            <text:p>50</text:p>
          </table:table-cell>
          <table:table-cell table:style-name="ce109" office:value-type="string">
            <text:p>В списке можно выбрать значение "двое суток"</text:p>
          </table:table-cell>
          <table:table-cell table:style-name="ce98"/>
          <table:table-cell table:style-name="ce114" office:value-type="string">
            <text:p>двое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51">
            <text:p>51</text:p>
          </table:table-cell>
          <table:table-cell table:style-name="ce109" office:value-type="string">
            <text:p>В списке можно выбрать значение "трое суток"</text:p>
          </table:table-cell>
          <table:table-cell table:style-name="ce98"/>
          <table:table-cell table:style-name="ce114" office:value-type="string">
            <text:p>трое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7">
          <table:table-cell table:style-name="ce98" office:value-type="float" office:value="52">
            <text:p>52</text:p>
          </table:table-cell>
          <table:table-cell table:style-name="ce109" office:value-type="string">
            <text:p>В списке можно выбрать значение "четверо суток"</text:p>
          </table:table-cell>
          <table:table-cell table:style-name="ce98"/>
          <table:table-cell table:style-name="ce114" office:value-type="string">
            <text:p>четверо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8">
          <table:table-cell table:style-name="ce98" office:value-type="float" office:value="53">
            <text:p>53</text:p>
          </table:table-cell>
          <table:table-cell table:style-name="ce109" office:value-type="string">
            <text:p>В списке можно выбрать значение "пятеро суток"</text:p>
          </table:table-cell>
          <table:table-cell table:style-name="ce98"/>
          <table:table-cell table:style-name="ce114" office:value-type="string">
            <text:p>пятеро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6">
          <table:table-cell table:style-name="ce98" office:value-type="float" office:value="54">
            <text:p>54</text:p>
          </table:table-cell>
          <table:table-cell table:style-name="ce109" office:value-type="string">
            <text:p>В списке можно выбрать значение "шестеро суток"</text:p>
          </table:table-cell>
          <table:table-cell table:style-name="ce98"/>
          <table:table-cell table:style-name="ce114" office:value-type="string">
            <text:p>шестеро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6">
          <table:table-cell table:style-name="ce98" office:value-type="float" office:value="55">
            <text:p>55</text:p>
          </table:table-cell>
          <table:table-cell table:style-name="ce109" office:value-type="string">
            <text:p>В списке можно выбрать значение "семеро суток"</text:p>
          </table:table-cell>
          <table:table-cell table:style-name="ce98"/>
          <table:table-cell table:style-name="ce114" office:value-type="string">
            <text:p>семеро суток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Цвет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9">
          <table:table-cell table:style-name="ce98" office:value-type="float" office:value="56">
            <text:p>56</text:p>
          </table:table-cell>
          <table:table-cell table:style-name="ce109" office:value-type="string">
            <text:p>Выбор только одного чек бокса "черный жемчуг" возможно</text:p>
          </table:table-cell>
          <table:table-cell table:style-name="ce98"/>
          <table:table-cell table:style-name="ce98" office:value-type="string">
            <text:p>черный жемчуг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8">
          <table:table-cell table:style-name="ce98" office:value-type="float" office:value="57">
            <text:p>57</text:p>
          </table:table-cell>
          <table:table-cell table:style-name="ce109" office:value-type="string">
            <text:p>Выбор только одного чек бокса "серая безысходность" <text:s/>возможно</text:p>
          </table:table-cell>
          <table:table-cell table:style-name="ce98"/>
          <table:table-cell table:style-name="ce98" office:value-type="string">
            <text:p>серая безысходность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7">
          <table:table-cell table:style-name="ce98" office:value-type="float" office:value="58">
            <text:p>58</text:p>
          </table:table-cell>
          <table:table-cell table:style-name="ce109" office:value-type="string">
            <text:p>Выбор обоих чек боксов "черный жемчуг" и "серая безысходность" <text:s/>возможно</text:p>
          </table:table-cell>
          <table:table-cell table:style-name="ce98"/>
          <table:table-cell table:style-name="ce98" office:value-type="string">
            <text:p>черный жемчуг + серая безысходность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59">
            <text:p>59</text:p>
          </table:table-cell>
          <table:table-cell table:style-name="ce109" office:value-type="string">
            <text:p>Не выбирать ни один из чек боксов возможно</text:p>
          </table:table-cell>
          <table:table-cell table:style-name="ce98" table:number-columns-repeated="5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9" office:value-type="string">
            <text:p>Комментарий</text:p>
          </table:table-cell>
          <table:table-cell table:style-name="ce107"/>
          <table:table-cell table:style-name="ce97" table:number-columns-repeated="23"/>
          <table:table-cell table:style-name="ce124" table:number-columns-repeated="3"/>
          <table:table-cell table:number-columns-repeated="996"/>
        </table:table-row>
        <table:table-row table:style-name="ro3">
          <table:table-cell table:style-name="ce98" office:value-type="float" office:value="60">
            <text:p>60</text:p>
          </table:table-cell>
          <table:table-cell table:style-name="ce109" office:value-type="string">
            <text:p>Возможен ввод только русских букв</text:p>
          </table:table-cell>
          <table:table-cell table:style-name="ce98"/>
          <table:table-cell table:style-name="ce98" office:value-type="string">
            <text:p>Суперсамокат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1">
            <text:p>61</text:p>
          </table:table-cell>
          <table:table-cell table:style-name="ce109" office:value-type="string">
            <text:p>Возможен ввод цифр</text:p>
          </table:table-cell>
          <table:table-cell table:style-name="ce98"/>
          <table:table-cell table:style-name="ce98" office:value-type="string">
            <text:p>Суперсамокат666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2">
            <text:p>62</text:p>
          </table:table-cell>
          <table:table-cell table:style-name="ce109" office:value-type="string">
            <text:p>Возможен ввод с пробелами</text:p>
          </table:table-cell>
          <table:table-cell table:style-name="ce98"/>
          <table:table-cell table:style-name="ce98" office:value-type="string">
            <text:p>Суперсамокат 666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3">
            <text:p>63</text:p>
          </table:table-cell>
          <table:table-cell table:style-name="ce109" office:value-type="string">
            <text:p>Возможен ввод с тире</text:p>
          </table:table-cell>
          <table:table-cell table:style-name="ce98"/>
          <table:table-cell table:style-name="ce98" office:value-type="string">
            <text:p>Суперсамокат - 666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4">
            <text:p>64</text:p>
          </table:table-cell>
          <table:table-cell table:style-name="ce109" office:value-type="string">
            <text:p>Возможен ввод с точкой</text:p>
          </table:table-cell>
          <table:table-cell table:style-name="ce98"/>
          <table:table-cell table:style-name="ce98" office:value-type="string">
            <text:p>Суперсамокат.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5">
            <text:p>65</text:p>
          </table:table-cell>
          <table:table-cell table:style-name="ce109" office:value-type="string">
            <text:p>Возможен ввод с запятой</text:p>
          </table:table-cell>
          <table:table-cell table:style-name="ce98"/>
          <table:table-cell table:style-name="ce98" office:value-type="string">
            <text:p>Суперсамокат,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40">
          <table:table-cell table:style-name="ce98" office:value-type="float" office:value="66">
            <text:p>66</text:p>
          </table:table-cell>
          <table:table-cell table:style-name="ce109" office:value-type="string">
            <text:p>Возможен ввод не более 24 символов</text:p>
          </table:table-cell>
          <table:table-cell table:style-name="ce98" office:value-type="string">
            <text:p>0 - 24 </text:p>
          </table:table-cell>
          <table:table-cell table:style-name="ce98" office:value-type="string">
            <text:p>17 символов - Суперсамокат мой.</text:p>
          </table:table-cell>
          <table:table-cell table:style-name="ce98" office:value-type="string">
            <text:p>0 - пустой ввод</text:p>
            <text:p>1 - С</text:p>
            <text:p>23 - Суперсамокат мой точно.</text:p>
            <text:p>24 - Суперсамокат мой точняк.</text:p>
            <text:p>25 - Суперсамокат мой точнякк.</text:p>
          </table:table-cell>
          <table:table-cell table:style-name="ce98" table:number-columns-repeated="2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1">
          <table:table-cell table:style-name="ce98" office:value-type="float" office:value="67">
            <text:p>67</text:p>
          </table:table-cell>
          <table:table-cell table:style-name="ce109" office:value-type="string">
            <text:p>Ввод более 24 символов невозможен </text:p>
          </table:table-cell>
          <table:table-cell table:style-name="ce98" office:value-type="string">
            <text:p>25 + ∞</text:p>
          </table:table-cell>
          <table:table-cell table:style-name="ce98" office:value-type="string">
            <text:p>31 символ - Суперсамокат для Человека паука</text:p>
          </table:table-cell>
          <table:table-cell table:style-name="ce98" office:value-type="string">
            <text:p>24 - Суперсамокат для Человек</text:p>
            <text:p>25 - Суперсамокат для Человека</text:p>
            <text:p>26 - Суперсамокат для Человекаа</text:p>
          </table:table-cell>
          <table:table-cell table:style-name="ce98" table:number-columns-repeated="2"/>
          <table:table-cell table:style-name="ce116" office:value-type="string">
            <text:p>FAILED </text:p>
          </table:table-cell>
          <table:table-cell table:style-name="ce119" office:value-type="string">
            <text:p><text:a xlink:href="https://tracker.yandex.ru/BUG-1092972">https://tracker.yandex.ru/BUG-1092972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>
          <table:table-cell table:style-name="ce98" office:value-type="float" office:value="68">
            <text:p>68</text:p>
          </table:table-cell>
          <table:table-cell table:style-name="ce109" office:value-type="string">
            <text:p>Возможен пустой ввод</text:p>
          </table:table-cell>
          <table:table-cell table:style-name="ce98"/>
          <table:table-cell table:style-name="ce98" office:value-type="string">
            <text:p>пустой ввод</text:p>
          </table:table-cell>
          <table:table-cell table:style-name="ce98" table:number-columns-repeated="3"/>
          <table:table-cell table:style-name="ce115" office:value-type="string">
            <text:p>PASSED</text:p>
          </table:table-cell>
          <table:table-cell table:style-name="ce98"/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5">
          <table:table-cell table:style-name="ce98" office:value-type="float" office:value="69">
            <text:p>69</text:p>
          </table:table-cell>
          <table:table-cell table:style-name="ce106" office:value-type="string">
            <text:p>Ввод любыми буквами кроме русского невозможно</text:p>
          </table:table-cell>
          <table:table-cell table:style-name="ce109"/>
          <table:table-cell table:style-name="ce98" office:value-type="string">
            <text:p>Supersamokat</text:p>
          </table:table-cell>
          <table:table-cell table:style-name="ce98" table:number-columns-repeated="3"/>
          <table:table-cell table:style-name="ce116" office:value-type="string">
            <text:p>FAILED </text:p>
          </table:table-cell>
          <table:table-cell table:style-name="ce120" office:value-type="string">
            <text:p><text:a xlink:href="https://tracker.yandex.ru/BUG-1092982">https://tracker.yandex.ru/BUG-1092982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24">
          <table:table-cell table:style-name="ce98" office:value-type="float" office:value="70">
            <text:p>70</text:p>
          </table:table-cell>
          <table:table-cell table:style-name="ce106" office:value-type="string">
            <text:p>Ввод с использованием спецзнаков, кроме тире, точки, запятой, цифр и пробела невозможен</text:p>
          </table:table-cell>
          <table:table-cell table:style-name="ce109"/>
          <table:table-cell table:style-name="ce98" office:value-type="string">
            <text:p>$уперс@мокат!?</text:p>
          </table:table-cell>
          <table:table-cell table:style-name="ce98" table:number-columns-repeated="3"/>
          <table:table-cell table:style-name="ce116" office:value-type="string">
            <text:p>FAILED </text:p>
          </table:table-cell>
          <table:table-cell table:style-name="ce120" office:value-type="string">
            <text:p><text:a xlink:href="https://tracker.yandex.ru/BUG-1092988">https://tracker.yandex.ru/BUG-1092988</text:a></text:p>
          </table:table-cell>
          <table:table-cell table:style-name="ce101" table:number-columns-repeated="16"/>
          <table:table-cell table:style-name="ce102" table:number-columns-repeated="3"/>
          <table:table-cell table:number-columns-repeated="996"/>
        </table:table-row>
        <table:table-row table:style-name="ro3" table:number-rows-repeated="106">
          <table:table-cell table:style-name="ce101"/>
          <table:table-cell table:style-name="ce103"/>
          <table:table-cell table:style-name="ce101" table:number-columns-repeated="23"/>
          <table:table-cell table:style-name="ce102" table:number-columns-repeated="3"/>
          <table:table-cell table:number-columns-repeated="996"/>
        </table:table-row>
        <table:table-row table:style-name="ro3" table:number-rows-repeated="784">
          <table:table-cell table:style-name="ce102"/>
          <table:table-cell table:style-name="ce103"/>
          <table:table-cell table:style-name="ce102" table:number-columns-repeated="26"/>
          <table:table-cell table:number-columns-repeated="996"/>
        </table:table-row>
        <table:table-row table:style-name="ro8" table:number-rows-repeated="104760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.12.2022</text:date>, <text:time>12:21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КЭ_20_часть_20_1" style:display-name="PageStyle_КЭ часть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Э_20_часть_20_2" style:display-name="PageStyle_КЭ часть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_20_логика_20_интерфейса" style:display-name="PageStyle_Тест-кейсы логика интерфейс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2T12:21:54.80</dc:date>
    <dc:creator>Pol </dc:creator>
    <meta:generator>OpenOffice/4.1.11$Win32 OpenOffice.org_project/4111m1$Build-9808</meta:generator>
    <meta:editing-duration>PT5M50S</meta:editing-duration>
    <meta:editing-cycles>3</meta:editing-cycles>
    <meta:document-statistic meta:table-count="3" meta:cell-count="576" meta:object-count="0"/>
  </office:meta>
</office:document-meta>
</file>